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" svg:font-family="Helvetica, arial, freesans, clean, sans-serif"/>
    <style:font-face style:name="Monaco" svg:font-family="Monaco, 'Liberation Mono', Courier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Heading_20_1">
      <style:text-properties style:font-name="Times New Roman"/>
    </style:style>
    <style:style style:name="P2" style:family="paragraph" style:parent-style-name="Preformatted_20_Text">
      <style:text-properties style:font-name="Times New Roman" fo:font-size="12pt" style:font-size-asian="12pt" style:font-size-complex="12pt"/>
    </style:style>
    <style:style style:name="P3" style:family="paragraph" style:parent-style-name="Text_20_body">
      <style:paragraph-properties fo:margin-left="0in" fo:margin-right="0in" fo:margin-top="0in" fo:margin-bottom="0.0835in" style:contextual-spacing="false" fo:text-align="center" style:justify-single-word="false" fo:text-indent="0in" style:auto-text-indent="false"/>
      <style:text-properties fo:font-variant="normal" fo:text-transform="none" fo:color="#213f4d" style:font-name="Helvetica" fo:font-size="13.5pt" fo:letter-spacing="normal" fo:font-style="normal" fo:font-weight="bold" officeooo:rsid="0011b000" officeooo:paragraph-rsid="0011b000"/>
    </style:style>
    <style:style style:name="P4" style:family="paragraph" style:parent-style-name="Standard">
      <style:text-properties style:font-name="Times New Roman" fo:font-size="12pt" style:font-size-asian="12pt" style:font-size-complex="12pt"/>
    </style:style>
    <style:style style:name="T1" style:family="text">
      <style:text-properties officeooo:rsid="0011b00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HƯỚNG DẪN ĐƯA BẢN DỊCH TIẾNG VIỆT VÀO ALFRESCO</text:p>
      <text:h text:style-name="P1" text:outline-level="1">Giới thiệu nhóm Việt hóa Alfresco:</text:h>
      <text:p text:style-name="P2">Nhóm Việt hóa Alfresco gồm thành phần từ EcoIT và ĐH Duy Tân Đà Nẵng đóng góp trong khuôn khổ dự án Openroad.</text:p>
      <text:h text:style-name="P1" text:outline-level="1">Cách thức tích hợp gói ngôn ngữ tiếng Việt vào Alfresco</text:h>
      <text:p text:style-name="P2">Có 2 cách thức để đưa gói ngôn ngữ vào Alfresco như sau:</text:p>
      <text:p text:style-name="P2">- Cách 1: copy toàn bộ file ngôn ngữ tiếng Việt ( file có dạng _vi.properties)</text:p>
      <text:p text:style-name="P2">- Cách 2: Đóng gói file *.jar rồi copy vào Tomcat – &lt;Tomcat home&gt;/shared/lib (for example,C:\alfresco\tomcat\shared\lib)</text:p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Helvetica" svg:font-family="Helvetica, arial, freesans, clean, sans-serif"/>
    <style:font-face style:name="Monaco" svg:font-family="Monaco, 'Liberation Mono', Courier, monospace"/>
    <style:font-face style:name="Tahoma1" svg:font-family="Tahoma"/>
    <style:font-face style:name="Courier New" svg:font-family="'Courier New'" style:font-family-generic="modern" style:font-pitch="fixed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02in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Courier New" fo:font-size="10pt" style:font-name-asian="Courier New" style:font-size-asian="10pt" style:font-name-complex="Courier New" style:font-size-complex="10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4.1.0.4$Windows_x86 LibreOffice_project/89ea49ddacd9aa532507cbf852f2bb22b1ace28</meta:generator>
    <dc:date>2013-12-09T13:35:27.850000000</dc:date>
    <meta:document-statistic meta:table-count="0" meta:image-count="0" meta:object-count="0" meta:page-count="1" meta:paragraph-count="7" meta:word-count="93" meta:character-count="498" meta:non-whitespace-character-count="411"/>
    <meta:user-defined meta:name="Info 1"/>
    <meta:user-defined meta:name="Info 2"/>
    <meta:user-defined meta:name="Info 3"/>
    <meta:user-defined meta:name="Info 4"/>
  </office:meta>
</office:document-meta>
</file>